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26cm" fo:min-width="4.076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0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4.1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147cm"/>
    </style:style>
    <style:style style:name="gr9" style:family="graphic" style:parent-style-name="standard">
      <style:graphic-properties draw:textarea-horizontal-align="justify" draw:textarea-vertical-align="middle" draw:auto-grow-height="false" fo:min-height="0.902cm" fo:min-width="5.452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0.326cm" fo:min-width="5.676cm" fo:wrap-option="wrap"/>
    </style:style>
    <style:style style:name="gr11" style:family="graphic" style:parent-style-name="objectwithoutfill">
      <style:graphic-properties draw:marker-end="Short_20_line_20_Arrow" draw:marker-end-width="0.4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2.8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2.779cm"/>
    </style:style>
    <style:style style:name="gr15" style:family="graphic" style:parent-style-name="standard">
      <style:graphic-properties draw:textarea-horizontal-align="justify" draw:textarea-vertical-align="middle" draw:auto-grow-height="false" fo:min-height="0.326cm" fo:min-width="4.876cm" fo:wrap-option="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xml:id="id8" draw:id="id8" draw:layer="layout" svg:width="4.8cm" svg:height="0.8cm" svg:x="10.4cm" svg:y="2.4cm">
          <text:p text:style-name="P1">Charger client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0.8cm" svg:height="0.8cm" svg:x="4cm" svg:y="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7" draw:id="id7" draw:layer="layout" svg:width="0.8cm" svg:height="0.8cm" svg:x="4cm" svg:y="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6" draw:id="id6">
          <draw:custom-shape draw:style-name="gr4" draw:text-style-name="P1" draw:layer="layout" svg:width="0.8cm" svg:height="0.8cm" svg:x="12.388cm" svg:y="7.6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5" draw:text-style-name="P1" draw:layer="layout" svg:width="0.6cm" svg:height="0.6cm" svg:x="12.488cm" svg:y="7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style-name="gr3" draw:text-style-name="P1" xml:id="id5" draw:id="id5" draw:layer="layout" svg:width="0.8cm" svg:height="0.8cm" svg:x="12.388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4.574cm" svg:height="0.747cm" svg:x="4.826cm" svg:y="2.053cm">
          <draw:text-box>
            <text:p>[Client non chargé]</text:p>
          </draw:text-box>
        </draw:frame>
        <draw:frame draw:style-name="gr7" draw:text-style-name="P1" draw:layer="layout" svg:width="4.621cm" svg:height="1.243cm" svg:x="12.8cm" svg:y="6.2cm">
          <draw:text-box>
            <text:p text:style-name="P1">[Échec chargement</text:p>
            <text:p text:style-name="P1">du client]</text:p>
          </draw:text-box>
        </draw:frame>
        <draw:frame draw:style-name="gr8" draw:layer="layout" svg:width="3.647cm" svg:height="0.747cm" svg:x="8.736cm" svg:y="4.853cm">
          <draw:text-box>
            <text:p>[Client chargé]</text:p>
          </draw:text-box>
        </draw:frame>
        <draw:frame draw:style-name="gr8" draw:layer="layout" svg:width="3.647cm" svg:height="0.747cm" svg:x="0.753cm" svg:y="3.279cm">
          <draw:text-box>
            <text:p>[Client chargé]</text:p>
          </draw:text-box>
        </draw:frame>
        <draw:custom-shape draw:style-name="gr9" draw:text-style-name="P1" xml:id="id4" draw:id="id4" draw:layer="layout" svg:width="6.4cm" svg:height="1.6cm" svg:x="1.2cm" svg:y="4.8cm">
          <text:p text:style-name="P1">Prendre bien immobilier dans la liste du client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" draw:id="id2" draw:layer="layout" svg:width="6.4cm" svg:height="0.8cm" svg:x="1.2cm" svg:y="10.8cm">
          <text:p text:style-name="P1">Charger données du bien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0.8cm" svg:height="0.8cm" svg:x="4cm" svg:y="1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draw:type="line" svg:x1="4.4cm" svg:y1="9.2cm" svg:x2="4.4cm" svg:y2="10.8cm" draw:start-shape="id1" draw:start-glue-point="6" draw:end-shape="id2" draw:end-glue-point="0" svg:d="M4400 9200v1600" svg:viewBox="0 0 1 1601">
          <text:p/>
        </draw:connector>
        <draw:connector draw:style-name="gr11" draw:layer="layout" draw:type="line" svg:x1="4.4cm" svg:y1="11.6cm" svg:x2="4.4cm" svg:y2="13.2cm" draw:start-shape="id2" draw:start-glue-point="2" draw:end-shape="id3" draw:end-glue-point="4" svg:d="M4400 11600v1600" svg:viewBox="0 0 1 1601">
          <text:p/>
        </draw:connector>
        <draw:connector draw:style-name="gr11" draw:layer="layout" draw:type="line" svg:x1="4.4cm" svg:y1="6.4cm" svg:x2="4.4cm" svg:y2="8.4cm" draw:start-shape="id4" draw:start-glue-point="2" draw:end-shape="id1" draw:end-glue-point="4" svg:d="M4400 6400v2000" svg:viewBox="0 0 1 2001">
          <text:p/>
        </draw:connector>
        <draw:connector draw:style-name="gr11" draw:layer="layout" draw:type="line" svg:x1="12.788cm" svg:y1="6cm" svg:x2="12.788cm" svg:y2="7.6cm" draw:start-shape="id5" draw:start-glue-point="6" draw:end-shape="id6" draw:end-glue-point="0" svg:d="M12788 6000v1600" svg:viewBox="0 0 1 1601">
          <text:p/>
        </draw:connector>
        <draw:connector draw:style-name="gr11" draw:layer="layout" draw:type="line" svg:x1="12.388cm" svg:y1="5.6cm" svg:x2="7.6cm" svg:y2="5.6cm" draw:start-shape="id5" draw:start-glue-point="5" draw:end-shape="id4" draw:end-glue-point="1" svg:d="M12388 5600h-4788" svg:viewBox="0 0 4789 1">
          <text:p/>
        </draw:connector>
        <draw:connector draw:style-name="gr11" draw:layer="layout" draw:type="line" svg:x1="4.4cm" svg:y1="3.2cm" svg:x2="4.4cm" svg:y2="4.8cm" draw:start-shape="id7" draw:start-glue-point="6" draw:end-shape="id4" draw:end-glue-point="0" svg:d="M4400 3200v1600" svg:viewBox="0 0 1 1601">
          <text:p/>
        </draw:connector>
        <draw:connector draw:style-name="gr11" draw:layer="layout" draw:type="line" svg:x1="12.8cm" svg:y1="3.2cm" svg:x2="12.788cm" svg:y2="5.2cm" draw:start-shape="id8" draw:start-glue-point="2" draw:end-shape="id5" draw:end-glue-point="4" svg:d="M12800 3200l-12 2000" svg:viewBox="0 0 13 2001">
          <text:p/>
        </draw:connector>
        <draw:connector draw:style-name="gr11" draw:layer="layout" draw:type="line" svg:x1="4.8cm" svg:y1="2.8cm" svg:x2="10.4cm" svg:y2="2.8cm" draw:start-shape="id7" draw:start-glue-point="7" draw:end-shape="id8" draw:end-glue-point="3" svg:d="M4800 2800h5600" svg:viewBox="0 0 5601 1">
          <text:p/>
        </draw:connector>
        <draw:connector draw:style-name="gr11" draw:layer="layout" draw:type="line" svg:x1="4.4cm" svg:y1="0.8cm" svg:x2="4.4cm" svg:y2="2.4cm" draw:start-shape="id9" draw:start-glue-point="8" draw:end-shape="id7" draw:end-glue-point="4" svg:d="M4400 800v1600" svg:viewBox="0 0 1 1601">
          <text:p/>
        </draw:connector>
        <draw:connector draw:style-name="gr11" draw:layer="layout" draw:type="line" svg:x1="4.4cm" svg:y1="14cm" svg:x2="4.4cm" svg:y2="15.6cm" draw:start-shape="id3" draw:start-glue-point="6" draw:end-shape="id10" svg:d="M4400 14000v1600" svg:viewBox="0 0 1 1601">
          <text:p/>
        </draw:connector>
        <draw:connector draw:style-name="gr11" draw:layer="layout" draw:line-skew="0cm -0.299cm" svg:x1="4.4cm" svg:y1="16.4cm" svg:x2="1.2cm" svg:y2="5.6cm" draw:start-shape="id10" draw:start-glue-point="2" draw:end-shape="id4" draw:end-glue-point="3" svg:d="M4400 16400v502h-4000v-11302h800" svg:viewBox="0 0 4001 11303">
          <text:p/>
        </draw:connector>
        <draw:connector draw:style-name="gr11" draw:layer="layout" draw:line-skew="-0.299cm" svg:x1="4cm" svg:y1="13.6cm" svg:x2="1.2cm" svg:y2="5.6cm" draw:start-shape="id3" draw:start-glue-point="5" draw:end-shape="id4" draw:end-glue-point="3" svg:d="M4000 13600h-3600v-8000h800" svg:viewBox="0 0 3601 8001">
          <text:p/>
        </draw:connector>
        <draw:custom-shape draw:style-name="gr3" draw:text-style-name="P1" xml:id="id1" draw:id="id1" draw:layer="layout" svg:width="0.8cm" svg:height="0.8cm" svg:x="4cm" svg:y="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" draw:layer="layout" svg:width="3.241cm" svg:height="1.243cm" svg:x="4.759cm" svg:y="7.557cm">
          <draw:text-box>
            <text:p text:style-name="P1">[Plus de bien</text:p>
            <text:p text:style-name="P1">disponible]</text:p>
          </draw:text-box>
        </draw:frame>
        <draw:connector draw:style-name="gr11" draw:layer="layout" svg:x1="4.8cm" svg:y1="8.8cm" svg:x2="12.8cm" svg:y2="10.4cm" draw:start-shape="id1" draw:start-glue-point="7" draw:end-shape="id11" draw:end-glue-point="0" svg:d="M4800 8800h8000v1600" svg:viewBox="0 0 8001 1601">
          <text:p/>
        </draw:connector>
        <draw:frame draw:style-name="gr13" draw:text-style-name="P1" draw:layer="layout" svg:width="3.372cm" svg:height="1.243cm" svg:x="0.628cm" svg:y="12.4cm">
          <draw:text-box>
            <text:p text:style-name="P1">[Ne convient</text:p>
            <text:p text:style-name="P1">pas au client]</text:p>
          </draw:text-box>
        </draw:frame>
        <draw:connector draw:style-name="gr11" draw:layer="layout" draw:type="line" svg:x1="12.779cm" svg:y1="24.8cm" svg:x2="12.779cm" svg:y2="26.4cm" draw:start-shape="id12" draw:start-glue-point="2" draw:end-shape="id13" svg:d="M12779 24800v1600" svg:viewBox="0 0 1 1601">
          <text:p/>
        </draw:connector>
        <draw:connector draw:style-name="gr11" draw:layer="layout" draw:type="line" svg:x1="12.779cm" svg:y1="22.4cm" svg:x2="12.779cm" svg:y2="24cm" draw:start-shape="id14" draw:start-glue-point="6" draw:end-shape="id12" draw:end-glue-point="0" svg:d="M12779 22400v1600" svg:viewBox="0 0 1 1601">
          <text:p/>
        </draw:connector>
        <draw:connector draw:style-name="gr11" draw:layer="layout" draw:type="line" svg:x1="12.779cm" svg:y1="20cm" svg:x2="12.779cm" svg:y2="21.6cm" draw:start-shape="id15" draw:start-glue-point="2" draw:end-shape="id14" draw:end-glue-point="4" svg:d="M12779 20000v1600" svg:viewBox="0 0 1 1601">
          <text:p/>
        </draw:connector>
        <draw:custom-shape draw:style-name="gr9" draw:text-style-name="P1" xml:id="id15" draw:id="id15" draw:layer="layout" svg:width="6.4cm" svg:height="1.6cm" svg:x="9.579cm" svg:y="18.4cm">
          <text:p text:style-name="P1">Prendre une date disponible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4" draw:id="id14" draw:layer="layout" svg:width="0.8cm" svg:height="0.8cm" svg:x="12.379cm" svg:y="2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2" draw:id="id12" draw:layer="layout" svg:width="6.4cm" svg:height="0.8cm" svg:x="9.579cm" svg:y="24cm">
          <text:p text:style-name="P1">Enregistrer le rendez-vous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3" draw:id="id13" draw:layer="layout" svg:width="6.4cm" svg:height="1.6cm" svg:x="9.579cm" svg:y="26.4cm">
          <text:p text:style-name="P1">Assigner un responsable pour la visite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3.279cm" svg:height="1.243cm" svg:x="9.1cm" svg:y="20.757cm">
          <draw:text-box>
            <text:p>[Plus de date</text:p>
            <text:p text:style-name="P1">disponible]</text:p>
          </draw:text-box>
        </draw:frame>
        <draw:frame draw:style-name="gr13" draw:text-style-name="P1" draw:layer="layout" svg:width="3.372cm" svg:height="1.243cm" svg:x="13.179cm" svg:y="20.757cm">
          <draw:text-box>
            <text:p text:style-name="P1">[Ne convient</text:p>
            <text:p text:style-name="P1">pas au client]</text:p>
          </draw:text-box>
        </draw:frame>
        <draw:connector draw:style-name="gr11" draw:layer="layout" svg:x1="13.179cm" svg:y1="22cm" svg:x2="15.979cm" svg:y2="19.2cm" draw:start-shape="id14" draw:start-glue-point="7" draw:end-shape="id15" draw:end-glue-point="1" svg:d="M13179 22000h3302v-2800h-502" svg:viewBox="0 0 3303 2801">
          <text:p/>
        </draw:connector>
        <draw:custom-shape draw:style-name="gr15" draw:text-style-name="P1" xml:id="id10" draw:id="id10" draw:layer="layout" svg:width="5.6cm" svg:height="0.8cm" svg:x="1.6cm" svg:y="15.6cm">
          <text:p text:style-name="P1">Retenir le bien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1" draw:id="id11" draw:layer="layout" svg:width="6.4cm" svg:height="1.6cm" svg:x="9.6cm" svg:y="10.4cm">
          <text:p text:style-name="P1">Prendre un bien dans liste des biens retenus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6" draw:id="id16" draw:layer="layout" svg:width="0.8cm" svg:height="0.8cm" svg:x="12.4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7" draw:id="id17">
          <draw:custom-shape draw:style-name="gr4" draw:text-style-name="P1" draw:layer="layout" svg:width="0.8cm" svg:height="0.8cm" svg:x="16.8cm" svg:y="13.6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5" draw:text-style-name="P1" draw:layer="layout" svg:width="0.6cm" svg:height="0.6cm" svg:x="16.9cm" svg:y="13.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frame draw:style-name="gr12" draw:text-style-name="P1" draw:layer="layout" svg:width="3.241cm" svg:height="1.243cm" svg:x="13.159cm" svg:y="12.757cm">
          <draw:text-box>
            <text:p text:style-name="P1">[Plus de bien</text:p>
            <text:p text:style-name="P1">disponible]</text:p>
          </draw:text-box>
        </draw:frame>
        <draw:connector draw:style-name="gr11" draw:layer="layout" draw:type="line" svg:x1="13.2cm" svg:y1="14cm" svg:x2="16.8cm" svg:y2="14cm" draw:start-shape="id16" draw:start-glue-point="7" draw:end-shape="id17" draw:end-glue-point="3" svg:d="M13200 14000h3600" svg:viewBox="0 0 3601 1">
          <text:p/>
        </draw:connector>
        <draw:connector draw:style-name="gr11" draw:layer="layout" draw:line-skew="0cm -0.278cm" svg:x1="12.779cm" svg:y1="28cm" svg:x2="9.6cm" svg:y2="11.2cm" draw:start-shape="id13" draw:start-glue-point="2" draw:end-shape="id11" draw:end-glue-point="3" svg:d="M12779 28000v502h-3979v-17302h800" svg:viewBox="0 0 3980 17303">
          <text:p/>
        </draw:connector>
        <draw:connector draw:style-name="gr11" draw:layer="layout" draw:type="line" svg:x1="12.8cm" svg:y1="14.4cm" svg:x2="12.8cm" svg:y2="16cm" draw:start-shape="id16" draw:start-glue-point="6" draw:end-shape="id18" draw:end-glue-point="0" svg:d="M12800 14400v1600" svg:viewBox="0 0 1 1601">
          <text:p/>
        </draw:connector>
        <draw:connector draw:style-name="gr11" draw:layer="layout" draw:type="line" svg:x1="12.8cm" svg:y1="12cm" svg:x2="12.8cm" svg:y2="13.6cm" draw:start-shape="id11" draw:start-glue-point="2" draw:end-shape="id16" draw:end-glue-point="4" svg:d="M12800 12000v1600" svg:viewBox="0 0 1 1601">
          <text:p/>
        </draw:connector>
        <draw:connector draw:style-name="gr11" draw:layer="layout" draw:line-skew="-0.299cm" svg:x1="12.379cm" svg:y1="22cm" svg:x2="9.6cm" svg:y2="11.2cm" draw:start-shape="id14" draw:start-glue-point="5" draw:end-shape="id11" draw:end-glue-point="3" svg:d="M12379 22000h-3579v-10800h800" svg:viewBox="0 0 3580 10801">
          <text:p/>
        </draw:connector>
        <draw:custom-shape draw:style-name="gr15" draw:text-style-name="P1" xml:id="id18" draw:id="id18" draw:layer="layout" svg:width="5.6cm" svg:height="0.8cm" svg:x="10cm" svg:y="16cm">
          <text:p text:style-name="P1">Liste des visites</text:p>
          <draw:enhanced-geometry svg:viewBox="0 0 21600 21600" draw:path-stretchpoint-x="10800" draw:path-stretchpoint-y="10800" draw:text-areas="?f3 ?f4 ?f5 ?f6" draw:type="round-rectangle" draw:modifiers="10361.52404747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layer="layout" draw:type="line" svg:x1="12.8cm" svg:y1="16.8cm" svg:x2="12.779cm" svg:y2="18.4cm" draw:start-shape="id18" draw:start-glue-point="2" draw:end-shape="id15" draw:end-glue-point="0" svg:d="M12800 16800l-21 1600" svg:viewBox="0 0 22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6cm" fo:page-height="28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20:46:52.243000000</meta:creation-date>
    <dc:title>Diagramme</dc:title>
    <meta:editing-duration>PT43M7S</meta:editing-duration>
    <meta:editing-cycles>13</meta:editing-cycles>
    <meta:generator>LibreOffice/4.3.6.2$Windows_x86 LibreOffice_project/d50a87b2e514536ed401c18000dad4660b6a169e</meta:generator>
    <dc:date>2015-03-07T09:19:01.187000000</dc:date>
    <meta:document-statistic meta:object-count="54"/>
    <meta:template xlink:type="simple" xlink:actuate="onRequest" xlink:title="Diagramme" xlink:href="../../../../../../AppData/Roaming/LibreOffice/4/user/template/Diagramme.otg" meta:date="2015-01-25T20:46:52.087000000"/>
  </office:meta>
</office:document-meta>
</file>